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2cm" svg:x="7.6cm" svg:y="7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cm" svg:y1="8.6cm" svg:x2="7.6cm" svg:y2="8.6cm">
          <text:p/>
        </draw:line>
        <draw:frame draw:style-name="gr3" draw:layer="layout" svg:width="4.044cm" svg:height="0.935cm" svg:x="7.7cm" svg:y="8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1.8cm" svg:y1="8.6cm" svg:x2="14cm" svg:y2="8.6cm">
          <text:p/>
        </draw:line>
        <draw:frame draw:style-name="gr3" draw:layer="layout" svg:width="0.984cm" svg:height="0.493cm" svg:x="6cm" svg:y="7.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5cm" svg:height="0.44cm" svg:x="12.333cm" svg:y="7.9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ébastien Roux</meta:initial-creator>
    <meta:creation-date>2014-01-20T23:32:34.41</meta:creation-date>
    <dc:date>2014-01-20T23:39:09.85</dc:date>
    <dc:creator>Sébastien Roux</dc:creator>
    <meta:editing-duration>PT6M42S</meta:editing-duration>
    <meta:editing-cycles>2</meta:editing-cycles>
    <meta:generator>LibreOffice/3.4$Win32 LibreOffice_project/340m1$Build-602</meta:generator>
    <meta:document-statistic meta:object-count="6"/>
  </office:meta>
</office:document-meta>
</file>

<file path=Object 1/content.xml><?xml version="1.0" encoding="utf-8"?>
<math xmlns="http://www.w3.org/1998/Math/MathML">
  <semantics>
    <mrow>
      <msub>
        <mo stretchy="false">τ</mo>
        <mi>c</mi>
      </msub>
      <mrow>
        <mfrac>
          <mrow>
            <mi mathvariant="italic">dv</mi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  <mo stretchy="false">+</mo>
        <mi>v</mi>
      </mrow>
      <mrow>
        <mrow>
          <mo stretchy="false">(</mo>
          <mrow>
            <mi>t</mi>
          </mrow>
          <mo stretchy="false">)</mo>
        </mrow>
        <mo stretchy="false">=</mo>
        <msub>
          <mi>K</mi>
          <mi>c</mi>
        </msub>
      </mrow>
      <msub>
        <mi>u</mi>
        <mi>c</mi>
      </msub>
      <mrow>
        <mo stretchy="false">(</mo>
        <mrow>
          <mi>t</mi>
        </mrow>
        <mo stretchy="false">)</mo>
      </mrow>
    </mrow>
    <annotation encoding="StarMath 5.0">%tau_c {dv(t)} over {dt} +v(t)=K_c u_c(t)</annotation>
  </semantics>
</math>
</file>

<file path=Object 2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3/content.xml><?xml version="1.0" encoding="utf-8"?>
<math xmlns="http://www.w3.org/1998/Math/MathML">
  <semantics>
    <mrow>
      <mi>v</mi>
      <mrow>
        <mo stretchy="false">(</mo>
        <mrow>
          <mi>t</mi>
        </mrow>
        <mo stretchy="false">)</mo>
      </mrow>
    </mrow>
    <annotation encoding="StarMath 5.0">v(t)</annotation>
  </semantics>
</math>
</file>